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sentazione</text:p>
      <text:p text:style-name="Standard"/>
      <text:p text:style-name="Standard">Per costruire la presentazione del sito, non solo si è garantita la separazione tra struttura, contenuto e presentazione, ma si è cercato di suddividere le varie regole CSS in più file, suddividendole in base al dispositivo per cui sono pensate. Basandosi su questa idea, il gruppo di lavoro ha prodotto quattro file:</text:p>
      <text:list xml:id="list5643948752131819257" text:style-name="L1">
        <text:list-item>
          <text:p text:style-name="P1">style.css, per gli schermi desktop o con pixel maggiori di 1061px.</text:p>
        </text:list-item>
        <text:list-item>
          <text:p text:style-name="P1">tablet.css, per i dispositivi tablet o per schermi con pixel minori di 1061px.</text:p>
        </text:list-item>
        <text:list-item>
          <text:p text:style-name="P1">mobile.css, per dispositivi smartphone o per schermi con pixel minori di 810px.</text:p>
        </text:list-item>
        <text:list-item>
          <text:p text:style-name="P1">print.css, per stampe con stampanti tradizionali.</text:p>
        </text:list-item>
      </text:list>
      <text:p text:style-name="Standard">La costruzione di tutti questi file .css hanno lo scopo ottenere un design responsivo, capace di adattarsi a qualsiasi dispositivo che visualizza il sito. A supporto di questa implementazione, le misure usate per scrivere le regole CSS sono misure relative, come em o percentuali.</text:p>
      <text:p text:style-name="Standard"/>
      <text:p text:style-name="Standard">CSS Desktop</text:p>
      <text:p text:style-name="Standard"/>
      <text:p text:style-name="Standard">Le caratteristiche del design per gli schermi grandi sono elencati di seguito:</text:p>
      <text:list xml:id="list809640831250439629" text:style-name="L2">
        <text:list-item>
          <text:p text:style-name="P2">Il titolo, il logo e la barra di navigazione si espandono in orizzontale, occupando tutto lo schermo. Tutti i link della barra di navigazione sono allineati in orizzonatale.</text:p>
        </text:list-item>
        <text:list-item>
          <text:p text:style-name="P2">Nella Home, la sezione relativa all'anteprima degli articoli è spostata a destra.</text:p>
        </text:list-item>
        <text:list-item>
          <text:p text:style-name="P2">Nella pagina dedicata alle News, tutte gli articoli sono raggruppati con una grid per evitare troppo scrolling verticale.</text:p>
        </text:list-item>
        <text:list-item>
          <text:p text:style-name="P2">L'intestazione e i record delle tabelle si espandono in orizzontale, occupando tutto lo schermo a disposizione.</text:p>
        </text:list-item>
      </text:list>
      <text:p text:style-name="Standard"/>
      <text:p text:style-name="Standard">CSS Tablet e mobile</text:p>
      <text:p text:style-name="Standard"/>
      <text:p text:style-name="Standard">Le caratteristiche del design per gli schermi di dispositivi portatili sono elencati di seguito:</text:p>
      <text:list xml:id="list8337579438270618753" text:style-name="L3">
        <text:list-item>
          <text:p text:style-name="P3">Il <text:s/>titolo del sito si toglie, lasciando spazio alla visualizzazione soltanto del logo che funge da titolo del sito.</text:p>
        </text:list-item>
        <text:list-item>
          <text:p text:style-name="P3">La barra di navigazione viene ridimensionata, allineando in verticale i link di navigazione nel sito con i link per l'account dell'utente. Se lo schermo si riduce ulteriormente, la barra di navigazione si toglie, lasciando spazio a due pulsanti che, se tappati, fanno scendere un menù a tendina che mostra i link della barra.</text:p>
        </text:list-item>
        <text:list-item>
          <text:p text:style-name="P3">Nella Home, la sezione relativa all'anteprima degli articoli è spostata al centro, seguendo il normale flusso del contenuto.</text:p>
        </text:list-item>
        <text:list-item>
          <text:p text:style-name="P3">Nella pagina dedicata alle News, tutte gli articoli sono visualizzati in verticale uno sotto l'altro.</text:p>
        </text:list-item>
        <text:list-item>
          <text:p text:style-name="P3">Il design delle tabelle è stato ridimensionato per trasformarsi in maniera elegante ed evitare lo scrolling orizzonatale. Ogni record della tabella viene visualizzato come un blocco dove ogni cella ha la propria intestazione e il proprio dato informativo. Le intestazioni incapsulati dentro il tag html &lt;thead&gt; si toglie.</text:p>
        </text:list-item>
        <text:list-item>
          <text:p text:style-name="P3">Le form restano invariate.</text:p>
        </text:list-item>
      </text:list>
      <text:p text:style-name="Standard"/>
      <text:p text:style-name="Standard">CSS per stampe</text:p>
      <text:p text:style-name="Standard"/>
      <text:p text:style-name="Standard">Le caratteristiche del design per le stampe sono elencati di seguito:</text:p>
      <text:list xml:id="list1608747392638183695" text:style-name="L4">
        <text:list-item>
          <text:p text:style-name="P4">La barra di navigazione si toglie, lasciando spazio alla visualizzazione del logo, del titolo e della breadcrumb.</text:p>
        </text:list-item>
        <text:list-item>
          <text:p text:style-name="P4">Tutti gli elementi grafici sono stati tolti, lasciando soltanto il mero contenuto con un font adatto alle stampe.</text:p>
        </text:list-item>
        <text:list-item>
          <text:p text:style-name="P4"><text:soft-page-break/>Le tabelle sono visualizzate normalmente in orizzontale con le celle delimitate da bordi neri e il loro contenuto al loro intern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9M16S</meta:editing-duration>
    <meta:editing-cycles>5</meta:editing-cycles>
    <meta:generator>OpenOffice/4.1.11$Win32 OpenOffice.org_project/4111m1$Build-9808</meta:generator>
    <dc:date>2022-05-29T10:13:14.88</dc:date>
    <dc:creator>Edoardo Retis</dc:creator>
    <meta:document-statistic meta:table-count="0" meta:image-count="0" meta:object-count="0" meta:page-count="2" meta:paragraph-count="26" meta:word-count="489" meta:character-count="3041"/>
    <meta:user-defined meta:name="Info 1"/>
    <meta:user-defined meta:name="Info 2"/>
    <meta:user-defined meta:name="Info 3"/>
    <meta:user-defined meta:name="Info 4"/>
  </office:meta>
</office:document-meta>
</file>